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style:font-name="Times New Roman" fo:font-size="12pt" style:font-name-asian="Times New Roman1" style:font-size-asian="12pt" style:font-name-complex="Times New Roman1" style:font-size-complex="12pt"/>
    </style:style>
    <style:style style:name="P2"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fo:font-size="6pt" style:font-size-asian="6pt" style:font-size-complex="6pt"/>
    </style:style>
    <style:style style:name="P3"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style:style>
    <style:style style:name="P4"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P5"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6" style:family="paragraph" style:parent-style-name="Standard">
      <style:paragraph-properties fo:text-align="justify"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7"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4pt" fo:font-weight="bold" officeooo:paragraph-rsid="001737c9" style:font-name-asian="Times New Roman1" style:font-size-asian="14pt" style:font-weight-asian="bold" style:font-name-complex="Times New Roman1" style:font-size-complex="14pt"/>
    </style:style>
    <style:style style:name="P8" style:family="paragraph" style:parent-style-name="Standard">
      <style:paragraph-properties fo:margin-left="0cm" fo:margin-right="0cm" fo:margin-top="0.423cm" fo:margin-bottom="0.282cm" style:contextual-spacing="false" fo:text-align="justify" style:justify-single-word="false" fo:text-indent="1.27cm" style:auto-text-indent="false"/>
      <style:text-properties style:font-name="Times New Roman" fo:font-size="14pt" fo:font-weight="bold" officeooo:paragraph-rsid="001737c9" style:font-name-asian="Times New Roman1" style:font-size-asian="14pt" style:font-weight-asian="bold" style:font-name-complex="Times New Roman1" style:font-size-complex="14pt"/>
    </style:style>
    <style:style style:name="P9" style:family="paragraph" style:parent-style-name="Standard">
      <style:paragraph-properties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10" style:family="paragraph" style:parent-style-name="Standard">
      <style:paragraph-properties fo:margin-left="1.27cm" fo:margin-right="0cm" fo:margin-top="0.423cm" fo:margin-bottom="0.423cm" style:contextual-spacing="false" fo:text-align="center" style:justify-single-word="false" fo:text-indent="0cm"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11" style:family="paragraph" style:parent-style-name="Text_20_body">
      <style:paragraph-properties fo:margin-left="1.501cm" fo:margin-right="0cm" fo:text-indent="0cm" style:auto-text-indent="false"/>
      <style:text-properties style:font-name="Times New Roman" fo:font-size="14pt" fo:font-weight="bold" officeooo:paragraph-rsid="001737c9" style:font-name-asian="Times New Roman1" style:font-size-asian="14pt" style:font-weight-asian="bold" style:font-name-complex="Times New Roman1" style:font-size-complex="14pt"/>
    </style:style>
    <style:style style:name="P12"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13" style:family="paragraph" style:parent-style-name="Standard">
      <style:paragraph-properties fo:margin-left="1.27cm" fo:margin-right="0cm" fo:margin-top="0.423cm" fo:margin-bottom="0.423cm" style:contextual-spacing="false" fo:text-align="justify"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14"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4pt" style:font-name-asian="Times New Roman1" style:font-size-asian="14pt" style:font-name-complex="Times New Roman1" style:font-size-complex="14pt"/>
    </style:style>
    <style:style style:name="P15"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4pt" officeooo:paragraph-rsid="001737c9" style:font-name-asian="Times New Roman1" style:font-size-asian="14pt" style:font-name-complex="Times New Roman1" style:font-size-complex="14pt"/>
    </style:style>
    <style:style style:name="P16" style:family="paragraph" style:parent-style-name="Standard">
      <style:paragraph-properties fo:margin-left="0cm" fo:margin-right="0cm" fo:margin-top="0.423cm" fo:margin-bottom="0.282cm" style:contextual-spacing="false" fo:text-align="justify" style:justify-single-word="false" fo:text-indent="1.27cm" style:auto-text-indent="false"/>
      <style:text-properties style:font-name="Times New Roman" fo:font-size="14pt" officeooo:paragraph-rsid="001737c9" style:font-name-asian="Times New Roman1" style:font-size-asian="14pt" style:font-name-complex="Times New Roman1" style:font-size-complex="14pt"/>
    </style:style>
    <style:style style:name="P17" style:family="paragraph" style:parent-style-name="Standard">
      <style:paragraph-properties fo:text-align="justify" style:justify-single-word="false"/>
      <style:text-properties style:font-name="Times New Roman" fo:font-size="14pt" officeooo:paragraph-rsid="001737c9" style:font-name-asian="Times New Roman1" style:font-size-asian="14pt" style:font-name-complex="Times New Roman1" style:font-size-complex="14pt"/>
    </style:style>
    <style:style style:name="P18"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4pt" officeooo:paragraph-rsid="001d6710" style:font-name-asian="Times New Roman1" style:font-size-asian="14pt" style:font-name-complex="Times New Roman1" style:font-size-complex="14pt"/>
    </style:style>
    <style:style style:name="P19"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4pt" officeooo:paragraph-rsid="00210f51" style:font-name-asian="Times New Roman1" style:font-size-asian="14pt" style:font-name-complex="Times New Roman1" style:font-size-complex="14pt"/>
    </style:style>
    <style:style style:name="P20" style:family="paragraph" style:parent-style-name="Standard">
      <style:paragraph-properties fo:margin-left="1.27cm" fo:margin-right="0cm" fo:margin-top="0.423cm" fo:margin-bottom="0.423cm" style:contextual-spacing="false" fo:text-indent="0cm" style:auto-text-indent="false"/>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P21" style:family="paragraph" style:parent-style-name="Standard">
      <style:paragraph-properties fo:margin-left="1.27cm" fo:margin-right="0cm" fo:margin-top="0cm" fo:margin-bottom="0cm" style:contextual-spacing="false" fo:text-align="justify" style:justify-single-word="false" fo:text-indent="0cm" style:auto-text-indent="false"/>
      <style:text-properties style:font-name="Times New Roman" fo:font-size="14pt" fo:font-weight="normal" style:font-name-asian="Times New Roman1" style:font-size-asian="14pt" style:font-weight-asian="normal" style:font-name-complex="Times New Roman1" style:font-size-complex="14pt" style:font-weight-complex="normal"/>
    </style:style>
    <style:style style:name="P22" style:family="paragraph" style:parent-style-name="Standard">
      <style:paragraph-properties fo:margin-left="1.27cm" fo:margin-right="0cm" fo:margin-top="0.423cm" fo:margin-bottom="0.423cm" style:contextual-spacing="false" fo:text-align="justify" style:justify-single-word="false" fo:text-indent="0cm" style:auto-text-indent="false"/>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P23" style:family="paragraph" style:parent-style-name="Standard">
      <style:paragraph-properties fo:margin-left="0.751cm" fo:margin-right="0cm" fo:text-align="justify" style:justify-single-word="false" fo:text-indent="0cm" style:auto-text-indent="false"/>
      <style:text-properties style:font-name="Times New Roman" fo:font-size="13pt" style:font-name-asian="Times New Roman1" style:font-size-asian="13pt" style:font-name-complex="Times New Roman1" style:font-size-complex="13pt"/>
    </style:style>
    <style:style style:name="P24" style:family="paragraph" style:parent-style-name="Standard">
      <style:paragraph-properties fo:margin-left="1.27cm" fo:margin-right="0cm" fo:text-align="justify" style:justify-single-word="false" fo:text-indent="0cm" style:auto-text-indent="false"/>
      <style:text-properties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style>
    <style:style style:name="P25" style:family="paragraph" style:parent-style-name="Standard">
      <style:paragraph-properties fo:margin-left="1.27cm" fo:margin-right="0cm" fo:margin-top="0.423cm" fo:margin-bottom="0.282cm" style:contextual-spacing="false" fo:text-align="justify" style:justify-single-word="false" fo:text-indent="0cm" style:auto-text-indent="false"/>
      <style:text-properties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style>
    <style:style style:name="P26"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style:font-name="Times New Roman" fo:font-size="13pt" style:text-underline-style="solid" style:text-underline-width="auto" style:text-underline-color="font-color" fo:font-weight="bold" officeooo:paragraph-rsid="001737c9" style:font-name-asian="Times New Roman1" style:font-size-asian="13pt" style:font-weight-asian="bold" style:font-name-complex="Times New Roman1" style:font-size-complex="13pt"/>
    </style:style>
    <style:style style:name="P27" style:family="paragraph" style:parent-style-name="Standard">
      <style:paragraph-properties fo:margin-left="1.27cm" fo:margin-right="0cm" fo:margin-top="0.423cm" fo:margin-bottom="0.282cm" style:contextual-spacing="false" fo:text-align="justify" style:justify-single-word="false" fo:text-indent="0cm" style:auto-text-indent="false"/>
      <style:text-properties style:font-name="Times New Roman" fo:font-size="13pt" style:text-underline-style="solid" style:text-underline-width="auto" style:text-underline-color="font-color" fo:font-weight="bold" officeooo:paragraph-rsid="001737c9" style:font-name-asian="Times New Roman1" style:font-size-asian="13pt" style:font-weight-asian="bold" style:font-name-complex="Times New Roman1" style:font-size-complex="13pt"/>
    </style:style>
    <style:style style:name="P28" style:family="paragraph" style:parent-style-name="Standard">
      <style:paragraph-properties fo:margin-left="1.27cm" fo:margin-right="0cm" fo:margin-top="0.423cm" fo:margin-bottom="0cm" style:contextual-spacing="false" fo:text-align="center" style:justify-single-word="false" fo:text-indent="0cm" style:auto-text-indent="false"/>
      <style:text-properties style:font-name="Times New Roman" fo:font-size="13pt" fo:font-weight="bold" style:font-name-asian="Times New Roman1" style:font-size-asian="13pt" style:font-weight-asian="bold" style:font-name-complex="Times New Roman1" style:font-size-complex="13pt"/>
    </style:style>
    <style:style style:name="P29" style:family="paragraph" style:parent-style-name="Text_20_body">
      <style:paragraph-properties fo:margin-left="1.905cm" fo:margin-right="0cm" fo:text-indent="0cm" style:auto-text-indent="false"/>
      <style:text-properties style:font-name="Times New Roman" fo:font-size="13pt" officeooo:paragraph-rsid="001737c9" style:font-size-asian="13pt" style:font-name-complex="Times New Roman1" style:font-size-complex="13pt"/>
    </style:style>
    <style:style style:name="P30" style:family="paragraph" style:parent-style-name="Text_20_body">
      <style:paragraph-properties fo:margin-left="1.501cm" fo:margin-right="0cm" fo:text-indent="0cm" style:auto-text-indent="false"/>
      <style:text-properties style:font-name="Times New Roman" fo:font-size="13pt" officeooo:paragraph-rsid="001737c9" style:font-size-asian="13pt" style:font-name-complex="Times New Roman1" style:font-size-complex="13pt"/>
    </style:style>
    <style:style style:name="P31" style:family="paragraph" style:parent-style-name="Standard">
      <style:paragraph-properties fo:margin-left="1.27cm" fo:margin-right="0cm" fo:margin-top="0.423cm" fo:margin-bottom="0cm" style:contextual-spacing="false" fo:text-align="justify" style:justify-single-word="false" fo:text-indent="0cm" style:auto-text-indent="false"/>
      <style:text-properties officeooo:paragraph-rsid="001737c9"/>
    </style:style>
    <style:style style:name="P32" style:family="paragraph" style:parent-style-name="Standard">
      <style:paragraph-properties fo:margin-left="1.27cm" fo:margin-right="0cm" fo:margin-top="0.423cm" fo:margin-bottom="0.282cm" style:contextual-spacing="false" fo:text-indent="0cm" style:auto-text-indent="false"/>
      <style:text-properties officeooo:paragraph-rsid="001737c9"/>
    </style:style>
    <style:style style:name="P33" style:family="paragraph" style:parent-style-name="List_20_Paragraph" style:list-style-name="WWNum1">
      <style:paragraph-properties fo:margin-left="1.752cm" fo:margin-right="0cm" fo:margin-top="0cm" fo:margin-bottom="0cm" style:contextual-spacing="true" fo:line-height="150%" fo:text-indent="-0.501cm" style:auto-text-indent="false"/>
      <style:text-properties officeooo:paragraph-rsid="0026e537"/>
    </style:style>
    <style:style style:name="P34" style:family="paragraph" style:parent-style-name="List_20_Paragraph" style:list-style-name="WWNum1">
      <style:paragraph-properties fo:margin-left="1.752cm" fo:margin-right="0cm" fo:margin-top="0cm" fo:margin-bottom="0cm" style:contextual-spacing="true" fo:line-height="150%" fo:text-align="justify" style:justify-single-word="false" fo:text-indent="-0.501cm" style:auto-text-indent="false"/>
      <style:text-properties officeooo:paragraph-rsid="0026e537"/>
    </style:style>
    <style:style style:name="P35" style:family="paragraph" style:parent-style-name="List_20_Paragraph" style:list-style-name="WWNum3">
      <style:paragraph-properties fo:margin-top="0cm" fo:margin-bottom="0cm" style:contextual-spacing="true" fo:line-height="150%" fo:text-align="justify" style:justify-single-word="false"/>
      <style:text-properties officeooo:paragraph-rsid="0026e537"/>
    </style:style>
    <style:style style:name="P36" style:family="paragraph" style:parent-style-name="List_20_Paragraph" style:list-style-name="WWNum4">
      <style:paragraph-properties fo:margin-left="1.501cm" fo:margin-right="0cm" fo:margin-top="0cm" fo:margin-bottom="0cm" style:contextual-spacing="true" fo:line-height="150%" fo:text-align="justify" style:justify-single-word="false" fo:text-indent="-0.501cm" style:auto-text-indent="false"/>
      <style:text-properties officeooo:paragraph-rsid="0026e537"/>
    </style:style>
    <style:style style:name="P37" style:family="paragraph" style:parent-style-name="List_20_Paragraph" style:list-style-name="WWNum4">
      <style:paragraph-properties fo:margin-left="1.752cm" fo:margin-right="0cm" fo:margin-top="0cm" fo:margin-bottom="0cm" style:contextual-spacing="true" fo:line-height="150%" fo:text-align="justify" style:justify-single-word="false" fo:text-indent="-0.501cm" style:auto-text-indent="false"/>
      <style:text-properties officeooo:paragraph-rsid="0026e537"/>
    </style:style>
    <style:style style:name="P38" style:family="paragraph" style:parent-style-name="Standard" style:master-page-name="Standard">
      <style:paragraph-properties fo:text-align="justify" style:justify-single-word="false" style:page-number="1"/>
      <style:text-properties style:font-name="Times New Roman" fo:font-size="14pt" fo:font-weight="bold" style:font-name-asian="Times New Roman1" style:font-size-asian="14pt" style:font-weight-asian="bold" style:font-name-complex="Times New Roman1" style:font-size-complex="14pt"/>
    </style:style>
    <style:style style:name="P39" style:family="paragraph" style:parent-style-name="Standard">
      <style:paragraph-properties fo:margin-left="0cm" fo:margin-right="0cm" fo:margin-top="0.423cm" fo:margin-bottom="0.282cm" style:contextual-spacing="false" fo:text-align="justify" style:justify-single-word="false" fo:text-indent="1.27cm" style:auto-text-indent="false"/>
      <style:text-properties style:font-name="Times New Roman" fo:font-size="14pt" fo:font-weight="bold" officeooo:paragraph-rsid="001737c9" style:font-name-asian="Times New Roman1" style:font-size-asian="14pt" style:font-weight-asian="bold" style:font-name-complex="Times New Roman1" style:font-size-complex="14pt"/>
    </style:style>
    <style:style style:name="P40" style:family="paragraph" style:parent-style-name="Standard">
      <style:paragraph-properties fo:margin-left="1.27cm" fo:margin-right="0cm" fo:margin-top="0.423cm" fo:margin-bottom="0.282cm" style:contextual-spacing="false" fo:text-align="justify" style:justify-single-word="false" fo:text-indent="0cm" style:auto-text-indent="false"/>
      <style:text-properties style:font-name="Times New Roman" fo:font-size="14pt" fo:font-weight="normal" officeooo:paragraph-rsid="001737c9" style:font-name-asian="Times New Roman1" style:font-size-asian="14pt" style:font-weight-asian="normal" style:font-name-complex="Times New Roman1" style:font-size-complex="14pt" style:font-weight-complex="normal"/>
    </style:style>
    <style:style style:name="P41" style:family="paragraph" style:parent-style-name="Standard">
      <style:paragraph-properties fo:margin-left="0cm" fo:margin-right="0cm" fo:margin-top="0.423cm" fo:margin-bottom="0.282cm" style:contextual-spacing="false" fo:text-align="justify" style:justify-single-word="false" fo:text-indent="1.27cm" style:auto-text-indent="false"/>
      <style:text-properties style:font-name="Times New Roman" fo:font-size="14pt" officeooo:paragraph-rsid="0025be50" style:font-name-asian="Times New Roman1" style:font-size-asian="14pt" style:font-name-complex="Times New Roman1" style:font-size-complex="14pt"/>
    </style:style>
    <style:style style:name="P42"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style:font-name="Times New Roman" fo:font-size="14pt" officeooo:paragraph-rsid="0026e537" style:font-name-asian="Times New Roman1" style:font-size-asian="14pt" style:font-name-complex="Times New Roman1" style:font-size-complex="14pt"/>
    </style:style>
    <style:style style:name="P43"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style:font-name="Times New Roman" fo:font-size="13pt" officeooo:paragraph-rsid="0026e537" style:font-name-asian="Times New Roman1" style:font-size-asian="13pt" style:font-name-complex="Times New Roman1" style:font-size-complex="13pt"/>
    </style:style>
    <style:style style:name="P44" style:family="paragraph" style:parent-style-name="Standard">
      <style:paragraph-properties fo:margin-left="1.27cm" fo:margin-right="0cm" fo:margin-top="0cm" fo:margin-bottom="0cm" style:contextual-spacing="false" fo:line-height="150%" fo:text-indent="0cm" style:auto-text-indent="false"/>
      <style:text-properties style:font-name="Times New Roman" fo:font-size="13pt" officeooo:paragraph-rsid="0026e537" style:font-name-asian="Times New Roman1" style:font-size-asian="13pt" style:font-name-complex="Times New Roman1" style:font-size-complex="13pt"/>
    </style:style>
    <style:style style:name="P45"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style:font-name="Times New Roman" fo:font-size="13pt" fo:font-weight="bold" officeooo:paragraph-rsid="0026e537" style:font-name-asian="Times New Roman1" style:font-size-asian="13pt" style:font-weight-asian="bold" style:font-name-complex="Times New Roman1" style:font-size-complex="13pt"/>
    </style:style>
    <style:style style:name="P46"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style:font-name="Times New Roman" fo:font-size="9pt" officeooo:paragraph-rsid="0026e537" style:font-name-asian="Times New Roman1" style:font-size-asian="9pt" style:font-name-complex="Times New Roman1" style:font-size-complex="9pt"/>
    </style:style>
    <style:style style:name="P47"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style:font-name="Times New Roman" fo:font-size="6pt" officeooo:paragraph-rsid="0026e537" style:font-name-asian="Times New Roman1" style:font-size-asian="6pt" style:font-name-complex="Times New Roman1" style:font-size-complex="6pt"/>
    </style:style>
    <style:style style:name="P48" style:family="paragraph" style:parent-style-name="Standard">
      <style:paragraph-properties fo:margin-top="0cm" fo:margin-bottom="0cm" style:contextual-spacing="false" fo:line-height="150%" fo:text-align="justify" style:justify-single-word="false"/>
      <style:text-properties officeooo:paragraph-rsid="0026e537"/>
    </style:style>
    <style:style style:name="P49" style:family="paragraph" style:parent-style-name="Standard">
      <style:paragraph-properties fo:margin-left="1cm" fo:margin-right="0cm" fo:margin-top="0cm" fo:margin-bottom="0cm" style:contextual-spacing="false" fo:line-height="150%" fo:text-align="justify" style:justify-single-word="false" fo:text-indent="-0.499cm" style:auto-text-indent="false"/>
      <style:text-properties officeooo:paragraph-rsid="0026e537"/>
    </style:style>
    <style:style style:name="P50" style:family="paragraph" style:parent-style-name="Standard">
      <style:paragraph-properties fo:margin-left="1.27cm" fo:margin-right="0cm" fo:margin-top="0cm" fo:margin-bottom="0cm" style:contextual-spacing="false" fo:line-height="150%" fo:text-align="justify" style:justify-single-word="false" fo:text-indent="0cm" style:auto-text-indent="false"/>
      <style:text-properties officeooo:paragraph-rsid="0026e537"/>
    </style:style>
    <style:style style:name="P51" style:family="paragraph" style:parent-style-name="Standard">
      <style:paragraph-properties fo:margin-left="1.27cm" fo:margin-right="0cm" fo:margin-top="0cm" fo:margin-bottom="0cm" style:contextual-spacing="false" fo:line-height="150%" fo:text-align="justify" style:justify-single-word="false" fo:text-indent="-1.27cm" style:auto-text-indent="false"/>
      <style:text-properties officeooo:paragraph-rsid="0026e537"/>
    </style:style>
    <style:style style:name="P52" style:family="paragraph" style:parent-style-name="Standard">
      <style:paragraph-properties fo:margin-left="1.27cm" fo:margin-right="0cm" fo:margin-top="0cm" fo:margin-bottom="0cm" style:contextual-spacing="false" fo:line-height="150%" fo:text-align="justify" style:justify-single-word="false" fo:text-indent="-0.769cm" style:auto-text-indent="false"/>
      <style:text-properties officeooo:paragraph-rsid="0026e537"/>
    </style:style>
    <style:style style:name="P53" style:family="paragraph" style:parent-style-name="Standard">
      <style:paragraph-properties fo:margin-left="0.501cm" fo:margin-right="0cm" fo:margin-top="0cm" fo:margin-bottom="0cm" style:contextual-spacing="false" fo:line-height="150%" fo:text-align="justify" style:justify-single-word="false" fo:text-indent="0cm" style:auto-text-indent="false"/>
      <style:text-properties officeooo:paragraph-rsid="0026e537"/>
    </style:style>
    <style:style style:name="P54" style:family="paragraph" style:parent-style-name="Standard">
      <style:paragraph-properties fo:margin-left="1.3cm" fo:margin-right="0cm" fo:margin-top="0cm" fo:margin-bottom="0cm" style:contextual-spacing="false" fo:line-height="150%" fo:text-align="justify" style:justify-single-word="false" fo:text-indent="0cm" style:auto-text-indent="false"/>
      <style:text-properties officeooo:paragraph-rsid="0026e537"/>
    </style:style>
    <style:style style:name="P55" style:family="paragraph" style:parent-style-name="Standard">
      <style:paragraph-properties fo:margin-top="0cm" fo:margin-bottom="0cm" style:contextual-spacing="false" fo:line-height="150%" fo:text-align="center" style:justify-single-word="false"/>
      <style:text-properties officeooo:paragraph-rsid="0026e537"/>
    </style:style>
    <style:style style:name="P56" style:family="paragraph" style:parent-style-name="Standard">
      <style:paragraph-properties fo:margin-left="1.27cm" fo:margin-right="0cm" fo:margin-top="0cm" fo:margin-bottom="0cm" style:contextual-spacing="false" fo:line-height="150%" fo:text-align="center" style:justify-single-word="false" fo:text-indent="0cm" style:auto-text-indent="false"/>
      <style:text-properties officeooo:paragraph-rsid="0026e537"/>
    </style:style>
    <style:style style:name="P57" style:family="paragraph" style:parent-style-name="Standard">
      <style:paragraph-properties fo:margin-left="1.27cm" fo:margin-right="0cm" fo:margin-top="0cm" fo:margin-bottom="0cm" style:contextual-spacing="false" fo:line-height="150%" fo:text-indent="0cm" style:auto-text-indent="false"/>
      <style:text-properties officeooo:paragraph-rsid="0026e537"/>
    </style:style>
    <style:style style:name="P58" style:family="paragraph" style:parent-style-name="Standard">
      <style:paragraph-properties fo:margin-top="0cm" fo:margin-bottom="0cm" style:contextual-spacing="false" fo:line-height="150%"/>
      <style:text-properties officeooo:paragraph-rsid="0026e537"/>
    </style:style>
    <style:style style:name="P59" style:family="paragraph" style:parent-style-name="Standard">
      <style:paragraph-properties fo:margin-left="0cm" fo:margin-right="0cm" fo:margin-top="0cm" fo:margin-bottom="0cm" style:contextual-spacing="false" fo:line-height="150%" fo:text-indent="0cm" style:auto-text-indent="false"/>
      <style:text-properties officeooo:paragraph-rsid="0026e537"/>
    </style:style>
    <style:style style:name="P60" style:family="paragraph" style:parent-style-name="Text_20_body" style:list-style-name="WWNum1">
      <style:text-properties officeooo:paragraph-rsid="001737c9"/>
    </style:style>
    <style:style style:name="P61" style:family="paragraph" style:parent-style-name="Text_20_body" style:list-style-name="WWNum1">
      <style:paragraph-properties fo:margin-top="0.423cm" fo:margin-bottom="0cm" style:contextual-spacing="false" fo:text-align="justify" style:justify-single-word="false"/>
      <style:text-properties officeooo:paragraph-rsid="001737c9"/>
    </style:style>
    <style:style style:name="P62" style:family="paragraph" style:parent-style-name="Text_20_body" style:list-style-name="WWNum1">
      <style:paragraph-properties fo:margin-left="0cm" fo:margin-right="0cm" fo:margin-top="0cm" fo:margin-bottom="0cm" style:contextual-spacing="false" fo:line-height="150%" fo:text-align="justify" style:justify-single-word="false" fo:text-indent="0cm" style:auto-text-indent="false"/>
      <style:text-properties officeooo:paragraph-rsid="0026e537"/>
    </style:style>
    <style:style style:name="P63" style:family="paragraph" style:parent-style-name="Text_20_body">
      <style:paragraph-properties fo:margin-left="0.751cm" fo:margin-right="0cm" fo:margin-top="0cm" fo:margin-bottom="0cm" style:contextual-spacing="false" fo:line-height="150%" fo:text-align="justify" style:justify-single-word="false" fo:text-indent="0cm" style:auto-text-indent="false"/>
      <style:text-properties officeooo:paragraph-rsid="0026e537"/>
    </style:style>
    <style:style style:name="P64" style:family="paragraph" style:parent-style-name="Text_20_body" style:list-style-name="WWNum1">
      <style:paragraph-properties fo:margin-left="0cm" fo:margin-right="0cm" fo:margin-top="0cm" fo:margin-bottom="0cm" style:contextual-spacing="false" fo:line-height="150%" fo:text-indent="0cm" style:auto-text-indent="false"/>
      <style:text-properties officeooo:paragraph-rsid="0026e537"/>
    </style:style>
    <style:style style:name="P65" style:family="paragraph" style:parent-style-name="Text_20_body">
      <style:paragraph-properties fo:margin-left="1.905cm" fo:margin-right="0cm" fo:margin-top="0cm" fo:margin-bottom="0cm" style:contextual-spacing="false" fo:line-height="150%" fo:text-indent="0cm" style:auto-text-indent="false"/>
      <style:text-properties officeooo:paragraph-rsid="002937ca"/>
    </style:style>
    <style:style style:name="P66" style:family="paragraph" style:parent-style-name="Text_20_body">
      <style:paragraph-properties fo:margin-left="2cm" fo:margin-right="0cm" fo:margin-top="0cm" fo:margin-bottom="0cm" style:contextual-spacing="false" fo:line-height="150%" fo:text-indent="0cm" style:auto-text-indent="false"/>
      <style:text-properties officeooo:paragraph-rsid="002937ca"/>
    </style:style>
    <style:style style:name="T1" style:family="text">
      <style:text-properties fo:color="#000000" loext:opacity="100%"/>
    </style:style>
    <style:style style:name="T2" style:family="text">
      <style:text-properties fo:color="#000000" loext:opacity="100%" style:font-name="Times New Roman" fo:font-size="13pt" style:font-name-asian="Times New Roman1" style:font-size-asian="13pt" style:font-name-complex="Times New Roman1" style:font-size-complex="13pt"/>
    </style:style>
    <style:style style:name="T3" style:family="text">
      <style:text-properties style:font-name="Times New Roman" fo:font-size="14pt" style:font-name-asian="Times New Roman1" style:font-size-asian="14pt" style:font-name-complex="Times New Roman1" style:font-size-complex="14pt"/>
    </style:style>
    <style:style style:name="T4" style:family="text">
      <style:text-properties style:font-name="Times New Roman" fo:font-size="14pt" style:font-name-asian="Times New Roman1" style:font-size-asian="14pt" style:font-name-complex="Times New Roman1" style:font-size-complex="14pt" style:font-style-complex="italic"/>
    </style:style>
    <style:style style:name="T5" style:family="text">
      <style:text-properties style:font-name="Times New Roman" fo:font-size="14pt" officeooo:rsid="001f1c06" style:font-name-asian="Times New Roman1" style:font-size-asian="14pt" style:font-name-complex="Times New Roman1" style:font-size-complex="14pt"/>
    </style:style>
    <style:style style:name="T6" style:family="text">
      <style:text-properties style:font-name="Times New Roman" fo:font-size="14pt" officeooo:rsid="001f5e69" style:font-name-asian="Times New Roman1" style:font-size-asian="14pt" style:font-name-complex="Times New Roman1" style:font-size-complex="14pt"/>
    </style:style>
    <style:style style:name="T7" style:family="text">
      <style:text-properties style:font-name="Times New Roman" fo:font-size="14pt" fo:font-style="italic" style:font-name-asian="Times New Roman1" style:font-size-asian="14pt" style:font-style-asian="italic" style:font-name-complex="Times New Roman1" style:font-size-complex="14pt"/>
    </style:style>
    <style:style style:name="T8" style:family="text">
      <style:text-properties style:font-name="Times New Roman" fo:font-size="14pt" fo:font-weight="bold" style:font-name-asian="Times New Roman1" style:font-size-asian="14pt" style:font-weight-asian="bold" style:font-name-complex="Times New Roman1" style:font-size-complex="14pt"/>
    </style:style>
    <style:style style:name="T9" style:family="text">
      <style:text-properties style:font-name="Times New Roman" fo:font-size="13pt" style:font-size-asian="13pt" style:font-name-complex="Times New Roman1" style:font-size-complex="13pt"/>
    </style:style>
    <style:style style:name="T10" style:family="text">
      <style:text-properties style:font-name="Times New Roman" fo:font-size="13pt" fo:font-style="italic" style:font-size-asian="13pt" style:font-style-asian="italic" style:font-name-complex="Times New Roman1" style:font-size-complex="13pt"/>
    </style:style>
    <style:style style:name="T11" style:family="text">
      <style:text-properties style:font-name="Times New Roman" fo:font-size="13pt" fo:font-style="italic" fo:font-weight="bold" style:font-name-asian="Times New Roman1" style:font-size-asian="13pt" style:font-style-asian="italic" style:font-weight-asian="bold" style:font-name-complex="Times New Roman1" style:font-size-complex="13pt" style:font-weight-complex="bold"/>
    </style:style>
    <style:style style:name="T12" style:family="text">
      <style:text-properties style:font-name="Times New Roman" fo:font-size="13pt" fo:font-style="italic" fo:font-weight="bold" style:font-size-asian="13pt" style:font-style-asian="italic" style:font-weight-asian="bold" style:font-name-complex="Times New Roman1" style:font-size-complex="13pt" style:font-weight-complex="bold"/>
    </style:style>
    <style:style style:name="T13" style:family="text">
      <style:text-properties style:font-name="Times New Roman" fo:font-size="13pt" style:font-name-asian="Times New Roman1" style:font-size-asian="13pt" style:font-name-complex="Times New Roman1" style:font-size-complex="13pt"/>
    </style:style>
    <style:style style:name="T14" style:family="text">
      <style:text-properties style:font-name="Times New Roman" fo:font-size="13pt" style:font-name-asian="Times New Roman1" style:font-size-asian="13pt" style:font-name-complex="Times New Roman1" style:font-size-complex="13pt" style:font-weight-complex="bold"/>
    </style:style>
    <style:style style:name="T15" style:family="text">
      <style:text-properties style:font-name="Times New Roman" fo:font-size="13pt" fo:font-weight="bold" style:font-name-asian="Times New Roman1" style:font-size-asian="13pt" style:font-weight-asian="bold" style:font-name-complex="Times New Roman1" style:font-size-complex="13pt"/>
    </style:style>
    <style:style style:name="T16" style:family="text">
      <style:text-properties style:font-name="Times New Roman" fo:font-size="13pt" fo:font-weight="bold" style:font-name-asian="Times New Roman1" style:font-size-asian="13pt" style:font-weight-asian="bold" style:font-name-complex="Times New Roman1" style:font-size-complex="13pt" style:font-weight-complex="bold"/>
    </style:style>
    <style:style style:name="T17" style:family="text">
      <style:text-properties style:font-name="Times New Roman" fo:font-size="13pt" fo:font-weight="bold" style:font-size-asian="13pt" style:font-weight-asian="bold" style:font-name-complex="Times New Roman1" style:font-size-complex="13pt" style:font-weight-complex="bold"/>
    </style:style>
    <style:style style:name="T18" style:family="text">
      <style:text-properties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style>
    <style:style style:name="T19" style:family="text">
      <style:text-properties style:font-name="Times New Roman" fo:font-size="13pt" style:text-underline-style="solid" style:text-underline-width="auto" style:text-underline-color="font-color" fo:font-weight="bold" style:font-name-asian="Times New Roman1" style:font-size-asian="13pt" style:font-weight-asian="bold" style:font-name-complex="Times New Roman1" style:font-size-complex="13pt" style:font-weight-complex="bold"/>
    </style:style>
    <style:style style:name="T20" style:family="text">
      <style:text-properties officeooo:rsid="0020719d"/>
    </style:style>
    <style:style style:name="T21" style:family="text">
      <style:text-properties officeooo:rsid="0020c13f"/>
    </style:style>
    <style:style style:name="T22" style:family="text">
      <style:text-properties officeooo:rsid="00210f51"/>
    </style:style>
    <style:style style:name="T23" style:family="text">
      <style:text-properties officeooo:rsid="0022862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6">Experiment 1<text:tab/><text:tab/><text:tab/><text:tab/><text:tab/><text:tab/><text:tab/>Date: </text:p>
      <text:p text:style-name="P9">Advanced Use of GCC</text:p>
      <text:p text:style-name="P6">Aim:</text:p>
      <text:p text:style-name="P23">Create appropriate C program. Compile and generate output using gcc command and its important options-o, -c, -D, -I, -g, -O, -save-temps</text:p>
      <text:p text:style-name="P22">About GCC Compiler</text:p>
      <text:p text:style-name="P13">GCC is a Linux-based c compiler released by the free software foundation which is usually operated via the command line. It often comes distributed freely with a Linux installation, so if you are running Unix or a Linux variant you will probably have it on your system. You can invoke gcc on a source code file simply by typing:-</text:p>
      <text:p text:style-name="P10">gcc filename</text:p>
      <text:p text:style-name="P13">The default executable output of gcc is "a.out", which can be run by typing"./a.out". It is also possible to specify a name for the executable file at the command line by using the syntax " -o outputfile", as shown in the following example: -</text:p>
      <text:p text:style-name="P10">gcc filename -o outputfile</text:p>
      <text:p text:style-name="P13">Again, you can run your program with "./outputfile". (the ./ is there to ensure to run the program for the current working directory.)</text:p>
      <text:p text:style-name="P13">Note: if you need to use functions from the math library (generally functions from math.h" such as sin or sqrt), then you need to explicitly ask it to link with that library with the "-1" flag and the library "m":</text:p>
      <text:p text:style-name="P10">gcc filename -o outputfile -lm</text:p>
      <text:p text:style-name="P24">Program 1</text:p>
      <text:p text:style-name="P20"><text:bookmark-start text:name="_Hlk179867238"/>// Write a C program 'sum.c' to add two numbers. Read the input from Standard Input and write output to Standard output<text:bookmark-end text:name="_Hlk179867238"/></text:p>
      <text:p text:style-name="P20">#include&lt;stdio.h&gt;</text:p>
      <text:p text:style-name="P20">void main()</text:p>
      <text:p text:style-name="P20">{</text:p>
      <text:p text:style-name="P20"><text:soft-page-break/>int a,b,sum;</text:p>
      <text:p text:style-name="P20">printf("enter num 1:\n");</text:p>
      <text:p text:style-name="P20">scanf("%d",&amp;a);</text:p>
      <text:p text:style-name="P20">printf("enter num 2:\n");</text:p>
      <text:p text:style-name="P20">scanf("%d",&amp;b);</text:p>
      <text:p text:style-name="P20">sum=a+b;</text:p>
      <text:p text:style-name="P20">printf("sum of %d and %d is %d\n",a,b,sum);</text:p>
      <text:p text:style-name="P20">}</text:p>
      <text:p text:style-name="P24">Output</text:p>
      <text:p text:style-name="P21">mits@mits-H610M-H-V2-DDR4:~/gokul ds$ gcc sum.c</text:p>
      <text:p text:style-name="P21">mits@mits-H610M-H-V2-DDR4:~/gokul ds$ ./a.out</text:p>
      <text:p text:style-name="P21">enter num 1:</text:p>
      <text:p text:style-name="P21">40</text:p>
      <text:p text:style-name="P21">enter num 2:</text:p>
      <text:p text:style-name="P21">20</text:p>
      <text:p text:style-name="P21">sum of 40 and 20 is 60</text:p>
      <text:p text:style-name="P28">Important Options in GCC</text:p>
      <text:p text:style-name="P5">Option: -o</text:p>
      <text:p text:style-name="P14">To write and build output to output file.</text:p>
      <text:p text:style-name="P25">Output</text:p>
      <text:p text:style-name="P14">mits@mits-H610M-H-V2-DDR4:~/gokul ds$ gcc sum.c -o sum_out</text:p>
      <text:p text:style-name="P12"/>
      <text:p text:style-name="P12">Here, GCC compiles the sum.c file and generates an executable named sum_out.</text:p>
      <text:p text:style-name="P12"/>
      <text:p text:style-name="P12">mits@mits-H610M-H-V2-DDR4:~/gokul ds$ ./sum_out</text:p>
      <text:p text:style-name="P12">enter num 1:</text:p>
      <text:p text:style-name="P12">40</text:p>
      <text:p text:style-name="P12">enter num 2:</text:p>
      <text:p text:style-name="P12">20</text:p>
      <text:p text:style-name="P12">sum of 40 and 20 is 60</text:p>
      <text:p text:style-name="P7"><text:soft-page-break/>Option: -save-temps</text:p>
      <text:p text:style-name="P15">To save temporary files generated during program execution.</text:p>
      <text:p text:style-name="P26">Output</text:p>
      <text:p text:style-name="P15">mits@mits-H610M-H-V2-DDR4:~/gokul ds$ gcc -save-temps sum.c</text:p>
      <text:p text:style-name="P40">This will generate intermediate files, like sum.i (pre-processed source) and sum.s (assembly code), in addition to the final executable.</text:p>
      <text:p text:style-name="P7">Option: -g</text:p>
      <text:p text:style-name="P15">gcc -g generates debug information to be used by GDB debugger.</text:p>
      <text:p text:style-name="P27">Output</text:p>
      <text:p text:style-name="P15">amits@mits-H610M-H-V2-DDR4:~/gokul ds$ gcc -g sum.c -o sum_out</text:p>
      <text:p text:style-name="P15">mits@mits-H610M-H-V2-DDR4:~/gokul ds$ gdb sum_out</text:p>
      <text:p text:style-name="P15">GNU gdb (Ubuntu 12.1-0ubuntu1~22.04.2) 12.1</text:p>
      <text:p text:style-name="P15">Reading symbols from sum_out...</text:p>
      <text:p text:style-name="P15">(gdb) run</text:p>
      <text:p text:style-name="P15">Starting program: /home/mits/gokul ds/sum_out </text:p>
      <text:p text:style-name="P18">enter num 1:</text:p>
      <text:p text:style-name="P18">15</text:p>
      <text:p text:style-name="P15">enter num 2:</text:p>
      <text:p text:style-name="P15">10</text:p>
      <text:p text:style-name="P15">sum of 15 and 10 is 25</text:p>
      <text:p text:style-name="P15">[Inferior 1 (process 6667) exited normally]</text:p>
      <text:p text:style-name="P15">(gdb) quit</text:p>
      <text:p text:style-name="P15">This compiles sum.c with debug information, enabling you to debug the resulting executable file.</text:p>
      <text:p text:style-name="P7"/>
      <text:p text:style-name="P7"><text:soft-page-break/>Option: -O</text:p>
      <text:p text:style-name="P31"><text:span text:style-name="T3">gcc -O sets the compiler's </text:span><text:span text:style-name="T4">optimization level</text:span><text:span text:style-name="T3">. </text:span><text:span text:style-name="T5">Different levels of optimization </text:span><text:span text:style-name="T6">options </text:span><text:span text:style-name="T5">are 0,1,2 and 3</text:span></text:p>
      <text:p text:style-name="P26">Output</text:p>
      <text:p text:style-name="P15">mits@mits:~/Desktop/S1MCA/ADS_lab$ gcc -O3 -o my_pgm sum.c</text:p>
      <text:p text:style-name="P15">This compiles sum.c with a high level of optimization.<text:bookmark text:name="_Hlk180561001"/></text:p>
      <text:p text:style-name="P7">Option: -c</text:p>
      <text:p text:style-name="P19"><text:span text:style-name="T20">gcc -c</text:span> compile<text:span text:style-name="T20">s</text:span> source files to object files without linking.<text:span text:style-name="T20">When we compile a program the ‘C’ compiler will generate object files “.o” files. After that linker will generate </text:span><text:span text:style-name="T22">a</text:span><text:span text:style-name="T20">“.out” file. That means, it is a two step process; one step </text:span><text:span text:style-name="T21">is to compile the program and another step is to link the object files and generate the executable file.</text:span></text:p>
      <text:p text:style-name="P27">Output</text:p>
      <text:p text:style-name="P15">mits@mits-H610M-H-V2-DDR4:~/gokul ds$ gcc -c sum.c</text:p>
      <text:p text:style-name="P15">mits@mits-H610M-H-V2-DDR4:~/gokul ds$ gcc sum.o -o a_out</text:p>
      <text:p text:style-name="P15">mits@mits-H610M-H-V2-DDR4:~/gokul ds$ ./a_out</text:p>
      <text:p text:style-name="P15">enter num 1:</text:p>
      <text:p text:style-name="P15">20</text:p>
      <text:p text:style-name="P15">enter num 2:</text:p>
      <text:p text:style-name="P15">15</text:p>
      <text:p text:style-name="P15">sum of 20 and 15 is 35</text:p>
      <text:p text:style-name="P41">This will generate an object file sum.o that can be linked separately. <text:span text:style-name="T23">This <text:s text:c="4"/></text:span></text:p>
      <text:p text:style-name="P41"><text:span text:style-name="T23">is the way to create an object file and use the functions in object files</text:span></text:p>
      <text:p text:style-name="P41"><text:span text:style-name="T23">from different code modules.</text:span></text:p>
      <text:p text:style-name="P8"/>
      <text:p text:style-name="P8"/>
      <text:p text:style-name="P48"><text:span text:style-name="T18"/></text:p>
      <text:p text:style-name="P48"><text:soft-page-break/><text:span text:style-name="T18"/></text:p>
      <text:p text:style-name="P48"><text:span text:style-name="T18">Program 2</text:span></text:p>
      <text:p text:style-name="P49"><text:span text:style-name="T13">/* Write a program with preprocessor directives. #ifdef is used to include a section of code if a certain macro is defined by #define.*/</text:span></text:p>
      <text:p text:style-name="P57"><text:span text:style-name="T13">// myfile.c<text:line-break/>#include &lt;stdio.h&gt;</text:span></text:p>
      <text:p text:style-name="P57"><text:span text:style-name="T13">//#define SAMPLE 10</text:span></text:p>
      <text:p text:style-name="P57"><text:span text:style-name="T13">void main()</text:span></text:p>
      <text:p text:style-name="P57"><text:span text:style-name="T13">{</text:span></text:p>
      <text:p text:style-name="P57"><text:span text:style-name="T13">#ifdef SAMPLE</text:span></text:p>
      <text:p text:style-name="P57"><text:span text:style-name="T13"><text:tab/>printf("With preprocessor directive= %d\n",SAMPLE);</text:span></text:p>
      <text:p text:style-name="P57"><text:span text:style-name="T13">#else</text:span></text:p>
      <text:p text:style-name="P57"><text:span text:style-name="T13"><text:tab/>printf("With out #ifdef\n");</text:span></text:p>
      <text:p text:style-name="P57"><text:span text:style-name="T13">#endif</text:span></text:p>
      <text:p text:style-name="P57"><text:span text:style-name="T13">}</text:span></text:p>
      <text:p text:style-name="P50"><text:span text:style-name="T15">Important Option in GCC</text:span></text:p>
      <text:p text:style-name="P48"><text:span text:style-name="T15">Option: -D</text:span></text:p>
      <text:p text:style-name="P50"><text:span text:style-name="T13">gcc -D defines a macro to be used by the preprocessor.</text:span></text:p>
      <text:p text:style-name="P50"><text:span text:style-name="T18">Output</text:span></text:p>
      <text:list xml:id="list1709521233" text:style-name="WWNum1">
        <text:list-item>
          <text:p text:style-name="P62"><text:span text:style-name="T16">Build </text:span><text:span text:style-name="T11">myfile.c</text:span><text:span text:style-name="T16"> and run it with the maro SAMPLE defined:</text:span></text:p>
        </text:list-item>
      </text:list>
      <text:p text:style-name="P65"><text:span text:style-name="T9">mits@mits-H610M-H-V2-DDR4:~/gokul ds$ gcc -D SAMPLE myfile.c -o myfile</text:span></text:p>
      <text:p text:style-name="P65"><text:span text:style-name="T9">mits@mits-H610M-H-V2-DDR4:~/gokul ds$ ./myfile</text:span></text:p>
      <text:p text:style-name="P65"><text:span text:style-name="T9">With preprocessor directive<text:line-break/></text:span></text:p>
      <text:list xml:id="list155644432352628" text:continue-numbering="true" text:style-name="WWNum1">
        <text:list-item>
          <text:p text:style-name="P64"><text:span text:style-name="T17">Build </text:span><text:span text:style-name="T12">myfile.c</text:span><text:span text:style-name="T17"> and run it without the macro SAMPLE defined:</text:span></text:p>
        </text:list-item>
      </text:list>
      <text:p text:style-name="P66"><text:span text:style-name="T9">mits@mits-H610M-H-V2-DDR4:~/gokul ds$ gcc myfile.c -o myfile</text:span></text:p>
      <text:p text:style-name="P66"><text:span text:style-name="T9">mits@mits-H610M-H-V2-DDR4:~/gokul ds$ ./myfile</text:span></text:p>
      <text:p text:style-name="P66"><text:span text:style-name="T9">With out #ifdef</text:span></text:p>
      <text:p text:style-name="P66"><text:span text:style-name="T9"/></text:p>
      <text:p text:style-name="P66"><text:span text:style-name="T9"><text:line-break/></text:span></text:p>
      <text:p text:style-name="P48"><text:soft-page-break/><text:span text:style-name="T18">Program 3</text:span></text:p>
      <text:p text:style-name="P59"><text:span text:style-name="T13">/* Create a program with macro and saved this as header file. Create another C program which include this header file. */</text:span></text:p>
      <text:p text:style-name="P58"><text:span text:style-name="T13">// myheader.h<text:line-break/><text:tab/>#define NUM1 5</text:span></text:p>
      <text:p text:style-name="P48"><text:span text:style-name="T13">save this file as </text:span><text:span text:style-name="T17">src/myheader.h</text:span></text:p>
      <text:p text:style-name="P58"><text:span text:style-name="T9">// myfile.c<text:line-break/><text:tab/>#include &lt;stdio.h&gt;<text:line-break/><text:tab/>#include "myheader.h"<text:line-break/><text:tab/>void main()<text:line-break/><text:tab/>{<text:line-break/><text:tab/><text:tab/>int num = NUM1;<text:line-break/><text:tab/><text:tab/>printf("num=%d\n", num);<text:line-break/><text:tab/>}</text:span></text:p>
      <text:p text:style-name="P48"><text:span text:style-name="T13">save this file as myfile.c</text:span></text:p>
      <text:p text:style-name="P51"><text:span text:style-name="T15">Important Option in GCC</text:span></text:p>
      <text:p text:style-name="P52"><text:span text:style-name="T15">Option: -I</text:span></text:p>
      <text:p text:style-name="P63"><text:span text:style-name="T13">gcc -I include directory of header files. This flag is used to specify additional directories where header files are located. It helps the preprocessor find the necessary headers when compiling the code.</text:span></text:p>
      <text:p text:style-name="P52"><text:span text:style-name="T18">Output</text:span></text:p>
      <text:p text:style-name="P50"><text:span text:style-name="T16">a) Build </text:span><text:span text:style-name="T11">myfile.c</text:span><text:span text:style-name="T16"> without include directory </text:span><text:span text:style-name="T11">src </text:span><text:span text:style-name="T16">:</text:span></text:p>
      <text:p text:style-name="P50"><text:span text:style-name="T13">mits@mits-H610M-H-V2-DDR4:~/gokul ds$ gcc myfile1.c</text:span></text:p>
      <text:p text:style-name="P50"><text:span text:style-name="T13">myfile1.c:3:18: fatal error: myheader.h: No such file or directory</text:span></text:p>
      <text:p text:style-name="P50"><text:span text:style-name="T13"><text:s text:c="4"/>3 | <text:s text:c="8"/>#include "myheader.h"</text:span></text:p>
      <text:p text:style-name="P50"><text:span text:style-name="T13"><text:s text:c="6"/>| <text:s text:c="17"/>^~~~~~~~~~~~</text:span></text:p>
      <text:p text:style-name="P50"><text:span text:style-name="T13">compilation terminated.</text:span></text:p>
      <text:p text:style-name="P50"><text:span text:style-name="T16">b) Build </text:span><text:span text:style-name="T11">myfile.c</text:span><text:span text:style-name="T16"> with include directory </text:span><text:span text:style-name="T11">src </text:span><text:span text:style-name="T16">:</text:span></text:p>
      <text:p text:style-name="P50"><text:span text:style-name="T13">mits@mits-H610M-H-V2-DDR4:~/gokul ds$ gcc -Isrc myfile1.c -o myfile_out</text:span></text:p>
      <text:p text:style-name="P50"><text:span text:style-name="T13">mits@mits-H610M-H-V2-DDR4:~/gokul ds$ ./myfile_out</text:span></text:p>
      <text:p text:style-name="P50"><text:span text:style-name="T13">num=5</text:span></text:p>
      <text:p text:style-name="P50"><text:span text:style-name="T13"/></text:p>
      <text:p text:style-name="P48"><text:soft-page-break/><text:span text:style-name="T8">Experiment 2<text:tab/><text:tab/><text:tab/><text:tab/><text:tab/><text:tab/><text:tab/>Date: </text:span></text:p>
      <text:p text:style-name="P55"><text:span text:style-name="T8">Familiarisation with GDB</text:span></text:p>
      <text:p text:style-name="P48"><text:span text:style-name="T8">Aim:</text:span></text:p>
      <text:p text:style-name="P53"><text:span text:style-name="T2">Write a C program ‘mul.c’ to multipy two numbers. Read the input from Standard Input and write output to Standard output. Compile and generate output which is then debug with gdb and use the important commands break, run, next, print, display</text:span></text:p>
      <text:p text:style-name="P50"><text:span text:style-name="T18">Program</text:span></text:p>
      <text:p text:style-name="P43"/>
      <text:p text:style-name="P50"><text:span text:style-name="T13">//write the program here</text:span></text:p>
      <text:p text:style-name="P43"/>
      <text:p text:style-name="P43"/>
      <text:p text:style-name="P50"><text:bookmark-start text:name="_Hlk181083642"/><text:span text:style-name="T18">Output</text:span><text:bookmark-end text:name="_Hlk181083642"/></text:p>
      <text:p text:style-name="P50"><text:span text:style-name="T3">mits@mits:~/Desktop/S1MCA/ADS_lab$ gcc mul.c -o mul_out</text:span></text:p>
      <text:p text:style-name="P50"><text:span text:style-name="T3">mits@mits:~/Desktop/S1MCA/ADS_lab$ ./mul_out</text:span></text:p>
      <text:p text:style-name="P42"/>
      <text:p text:style-name="P56"><text:span text:style-name="T8">Important Commands in GDB</text:span></text:p>
      <text:p text:style-name="P57"><text:span text:style-name="T17">option -g</text:span></text:p>
      <text:p text:style-name="P50"><text:span text:style-name="T13">gcc -g generates debug information to be used by GDB debugger.</text:span></text:p>
      <text:p text:style-name="P43"/>
      <text:p text:style-name="P50"><text:span text:style-name="T13">acer@acer-Aspire-E5-575:~/clab$ gcc -g mul.c -o mul_out</text:span></text:p>
      <text:p text:style-name="P50"><text:span text:style-name="T13">acer@acer-Aspire-E5-575:~/clab$ gdb mul_out</text:span></text:p>
      <text:p text:style-name="P50"><text:span text:style-name="T18">Output</text:span></text:p>
      <text:p text:style-name="P57"><text:span text:style-name="T13">GNU gdb (Ubuntu 12.0.90-0ubuntu1) 12.0.90</text:span></text:p>
      <text:p text:style-name="P57"><text:span text:style-name="T13">Copyright (C) 2022 Free Software Foundation, Inc.</text:span></text:p>
      <text:p text:style-name="P57"><text:span text:style-name="T13">License GPLv3+: GNU GPL version 3 or later &lt;http://gnu.org/licenses/gpl.html&gt;</text:span></text:p>
      <text:p text:style-name="P57"><text:span text:style-name="T13">This is free software: you are free to change and redistribute it.</text:span></text:p>
      <text:p text:style-name="P57"><text:span text:style-name="T13">There is NO WARRANTY, to the extent permitted by law.</text:span></text:p>
      <text:p text:style-name="P57"><text:span text:style-name="T13">Type "show copying" and "show warranty" for details.</text:span></text:p>
      <text:p text:style-name="P57"><text:span text:style-name="T13">This GDB was configured as "x86_64-linux-gnu".</text:span></text:p>
      <text:p text:style-name="P57"><text:soft-page-break/><text:span text:style-name="T13">Type "show configuration" for configuration details.</text:span></text:p>
      <text:p text:style-name="P57"><text:span text:style-name="T13">For bug reporting instructions, please see:</text:span></text:p>
      <text:p text:style-name="P57"><text:span text:style-name="T13">&lt;https://www.gnu.org/software/gdb/bugs/&gt;.</text:span></text:p>
      <text:p text:style-name="P57"><text:span text:style-name="T13">Find the GDB manual and other documentation resources online at:</text:span></text:p>
      <text:p text:style-name="P57"><text:span text:style-name="T13">http://www.gnu.org/software/gdb/documentation/&gt;.</text:span></text:p>
      <text:p text:style-name="P57"><text:span text:style-name="T13">For help, type "help".</text:span></text:p>
      <text:p text:style-name="P57"><text:span text:style-name="T13">Type "apropos word" to search for commands related to "word"...</text:span></text:p>
      <text:p text:style-name="P57"><text:span text:style-name="T13">Reading symbols from sum1...</text:span></text:p>
      <text:p text:style-name="P57"><text:span text:style-name="T13">(gdb) </text:span></text:p>
      <text:p text:style-name="P44"/>
      <text:list xml:id="list155644724745439" text:continue-numbering="true" text:style-name="WWNum1">
        <text:list-item>
          <text:list>
            <text:list-item>
              <text:p text:style-name="P33"><text:span text:style-name="T16">Command: run</text:span></text:p>
            </text:list-item>
          </text:list>
        </text:list-item>
      </text:list>
      <text:p text:style-name="P50"><text:span text:style-name="T13">Executes the program from start to end.</text:span></text:p>
      <text:p text:style-name="P50"><text:span text:style-name="T19">Output</text:span><text:span text:style-name="T16"> </text:span></text:p>
      <text:p text:style-name="P57"><text:span text:style-name="T16">(gdb) run</text:span></text:p>
      <text:p text:style-name="P57"><text:span text:style-name="T13">Starting program: /home/mits/Desktop/Poojas1MCA/sum1 </text:span></text:p>
      <text:p text:style-name="P57"><text:span text:style-name="T13">[Thread debugging using libthread_db enabled]</text:span></text:p>
      <text:p text:style-name="P57"><text:span text:style-name="T13">Using host libthread_db library "/lib/x86_64-linux-gnu/libthread_db.so.1".</text:span></text:p>
      <text:p text:style-name="P57"><text:span text:style-name="T13">Enter 2 numbers : 10 20</text:span></text:p>
      <text:p text:style-name="P57"><text:span text:style-name="T13">Product : 200 [Inferior 1 (process 23588) exited normally]</text:span></text:p>
      <text:p text:style-name="P45"/>
      <text:list xml:id="list155645685320281" text:continue-numbering="true" text:style-name="WWNum1">
        <text:list-item>
          <text:list>
            <text:list-item>
              <text:p text:style-name="P34"><text:span text:style-name="T15">Command: l - <text:s/>for Display the code</text:span></text:p>
            </text:list-item>
          </text:list>
        </text:list-item>
      </text:list>
      <text:p text:style-name="P50"><text:span text:style-name="T13">Type “l” at gdb prompt to display the code.</text:span></text:p>
      <text:p text:style-name="P50"><text:span text:style-name="T19">Output</text:span><text:span text:style-name="T16"> </text:span></text:p>
      <text:p text:style-name="P50"><text:span text:style-name="T13">(gdb) l</text:span></text:p>
      <text:p text:style-name="P50"><text:span text:style-name="T13">1<text:tab/>#include &lt;stdio.h&gt;</text:span></text:p>
      <text:p text:style-name="P50"><text:span text:style-name="T13">2<text:tab/>void main()</text:span></text:p>
      <text:p text:style-name="P50"><text:span text:style-name="T13">3<text:tab/>{</text:span></text:p>
      <text:p text:style-name="P50"><text:span text:style-name="T13">4<text:tab/>int a,b,p;</text:span></text:p>
      <text:p text:style-name="P50"><text:span text:style-name="T13">5<text:tab/>printf("Enter two numbers=");</text:span></text:p>
      <text:p text:style-name="P50"><text:span text:style-name="T13">6<text:tab/>scanf("%d %d",&amp;a,&amp;b);</text:span></text:p>
      <text:p text:style-name="P50"><text:span text:style-name="T13">7<text:tab/>p=a*b;</text:span></text:p>
      <text:p text:style-name="P50"><text:span text:style-name="T13">8<text:tab/>int x=10;</text:span></text:p>
      <text:p text:style-name="P50"><text:soft-page-break/><text:span text:style-name="T13">9<text:tab/>printf("\nsum= %d\n",p);</text:span></text:p>
      <text:p text:style-name="P50"><text:span text:style-name="T13">10<text:tab/>}</text:span></text:p>
      <text:p text:style-name="P46"/>
      <text:p text:style-name="P50"><text:span text:style-name="T15">c. Command: break </text:span></text:p>
      <text:p text:style-name="P50"><text:span text:style-name="T13">Sets a breakpoint on a particular line.</text:span></text:p>
      <text:p text:style-name="P50"><text:span text:style-name="T18">Output</text:span><text:span text:style-name="T13"> </text:span></text:p>
      <text:p text:style-name="P50"><text:span text:style-name="T16">(gdb) break mul.c:4</text:span></text:p>
      <text:p text:style-name="P50"><text:span text:style-name="T13">Breakpoint 1 at 0x11a4: file mul.c, line 5.</text:span></text:p>
      <text:p text:style-name="P50"><text:span text:style-name="T16">(gdb) run</text:span></text:p>
      <text:p text:style-name="P54"><text:span text:style-name="T13">Starting program: /home/acer/clab/mul_out </text:span></text:p>
      <text:p text:style-name="P54"><text:span text:style-name="T13">Breakpoint 1, main () at mul.c:5</text:span></text:p>
      <text:list xml:id="list2504243774" text:style-name="WWNum3">
        <text:list-item>
          <text:p text:style-name="P35"><text:span text:style-name="T13">printf("Enter two numbers=");</text:span></text:p>
        </text:list-item>
      </text:list>
      <text:p text:style-name="P45"/>
      <text:list xml:id="list3232780700" text:style-name="WWNum4">
        <text:list-item>
          <text:p text:style-name="P36"><text:span text:style-name="T15">Command: next </text:span></text:p>
        </text:list-item>
      </text:list>
      <text:p text:style-name="P50"><text:span text:style-name="T13">Executes the next line of code without diving into functions.</text:span></text:p>
      <text:p text:style-name="P50"><text:span text:style-name="T18">Output</text:span><text:span text:style-name="T13"> </text:span></text:p>
      <text:p text:style-name="P50"><text:span text:style-name="T15">(</text:span><text:span text:style-name="T14">gdb) next</text:span></text:p>
      <text:p text:style-name="P50"><text:span text:style-name="T14">6<text:tab/>scanf("%d %d",&amp;a,&amp;b);</text:span></text:p>
      <text:p text:style-name="P50"><text:span text:style-name="T14">(gdb) next</text:span></text:p>
      <text:p text:style-name="P50"><text:span text:style-name="T14">Enter two numbers=3 4</text:span></text:p>
      <text:p text:style-name="P50"><text:span text:style-name="T14">7<text:tab/>p=a*b;</text:span></text:p>
      <text:p text:style-name="P43"/>
      <text:list xml:id="list155644986583296" text:continue-numbering="true" text:style-name="WWNum4">
        <text:list-item>
          <text:p text:style-name="P36"><text:span text:style-name="T15">Command: clear</text:span></text:p>
        </text:list-item>
      </text:list>
      <text:p text:style-name="P50"><text:span text:style-name="T13">Clears all breakpoints.</text:span></text:p>
      <text:p text:style-name="P50"><text:span text:style-name="T18">Output</text:span><text:span text:style-name="T13"> </text:span></text:p>
      <text:p text:style-name="P50"><text:span text:style-name="T13">(gdb) clear</text:span></text:p>
      <text:p text:style-name="P50"><text:span text:style-name="T13">Aborted (core dumped)</text:span></text:p>
      <text:p text:style-name="P45"/>
      <text:list xml:id="list155645401355497" text:continue-numbering="true" text:style-name="WWNum4">
        <text:list-item>
          <text:p text:style-name="P37"><text:span text:style-name="T15">Command: print</text:span></text:p>
        </text:list-item>
      </text:list>
      <text:p text:style-name="P50"><text:span text:style-name="T13">Displays the value of a variable.</text:span></text:p>
      <text:p text:style-name="P50"><text:span text:style-name="T18">Output</text:span><text:span text:style-name="T13"> </text:span></text:p>
      <text:p text:style-name="P50"><text:span text:style-name="T13">(gdb) print a</text:span></text:p>
      <text:p text:style-name="P50"><text:soft-page-break/><text:span text:style-name="T13">(gdb) <text:tab/>a 10</text:span></text:p>
      <text:list xml:id="list155644399822124" text:continue-numbering="true" text:style-name="WWNum4">
        <text:list-item>
          <text:p text:style-name="P36"><text:span text:style-name="T15">Command: display </text:span></text:p>
        </text:list-item>
      </text:list>
      <text:p text:style-name="P50"><text:span text:style-name="T13">Displays the current values of the specified variable after every step.</text:span></text:p>
      <text:p text:style-name="P50"><text:span text:style-name="T18">Output</text:span><text:span text:style-name="T13"> </text:span></text:p>
      <text:p text:style-name="P50"><text:span text:style-name="T13">(gdb) display a</text:span></text:p>
      <text:p text:style-name="P50"><text:span text:style-name="T13">1: a=10</text:span></text:p>
      <text:p text:style-name="P47"/>
      <text:list xml:id="list155644591515895" text:continue-numbering="true" text:style-name="WWNum4">
        <text:list-item>
          <text:p text:style-name="P36"><text:span text:style-name="T16">Command: quit</text:span></text:p>
        </text:list-item>
      </text:list>
      <text:p text:style-name="P50"><text:span text:style-name="T13">Exits out of GDB.</text:span></text:p>
      <text:p text:style-name="P43"/>
      <text:p text:style-name="P50"><text:span text:style-name="T13">(gdb) </text:span><text:span text:style-name="T15">qui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en" style:country-asian="IN"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IN" style:letter-kerning="false" style:font-name-asian="Calibri1" style:font-size-asian="11pt" style:language-asian="en" style:country-asian="IN" style:font-name-complex="Calibri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en" style:country-asian="IN"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847cm" fo:margin-bottom="0.212cm" style: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635cm" fo:margin-bottom="0.141cm" style: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494cm" fo:margin-bottom="0.141cm" style: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847cm" fo:margin-bottom="0.212cm"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9" style:display-name="ListLabel 19" style:family="text">
      <style:text-properties style:font-name-asian="Times New Roman1" style:font-family-asian="'Times New Roman'" style:font-family-generic-asian="system" style:font-pitch-asian="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fo:font-weight="bold" style:font-weight-asian="bold" style:font-weight-complex="bold"/>
    </style:style>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text:start-value="5">
        <style:list-level-properties text:list-level-position-and-space-mode="label-alignment">
          <style:list-level-label-alignment text:label-followed-by="listtab" fo:text-indent="-0.635cm" fo:margin-left="1.93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3.205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4.47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745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7.01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8.285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9.555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825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2.0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a" style:num-letter-sync="true" text:start-value="4">
        <style:list-level-properties text:list-level-position-and-space-mode="label-alignment">
          <style:list-level-label-alignment text:label-followed-by="listtab" fo:text-indent="-0.635cm" fo:margin-left="3.8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style:font-name="Times New Roman" fo:font-size="12pt" style:font-name-asian="Times New Roman1" style:font-size-asian="12pt" style:font-name-complex="Times New Roman1" style:font-size-complex="12pt"/>
    </style:style>
    <style:style style:name="MP2"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fo:font-size="6pt" style:font-size-asian="6pt" style:font-size-complex="6pt"/>
    </style:style>
    <style:style style:name="MP3"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text-properties fo:color="#000000" loext:opacity="100%"/>
    </style:style>
    <style:style style:name="MP4" style:family="paragraph" style:parent-style-name="Standard">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MT1" style:family="text">
      <style:text-properties fo:color="#000000" loext:opacity="100%"/>
    </style:style>
    <style:page-layout style:name="Mpm1">
      <style:page-layout-properties fo:page-width="21.001cm" fo:page-height="29.7cm" style:num-format="1" style:print-orientation="portrait" fo:margin-top="1.249cm" fo:margin-bottom="1.199cm" fo:margin-left="2.54cm" fo:margin-right="2.54cm" style:writing-mode="lr-tb" style:layout-grid-color="#c0c0c0" style:layout-grid-lines="142"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1.341cm" fo:margin-left="0cm" fo:margin-right="0cm" fo:margin-top="1.24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20MCA135 DS Lab<text:tab/><text:tab/>S1 MCA (2024-26 Batch)</text:p>
        <text:p text:style-name="MP2"/>
      </style:header>
      <style:footer>
        <text:p text:style-name="MP3"/>
        <text:p text:style-name="MP4"><text:span text:style-name="MT1">Dept. of Computer Applications<text:tab/></text:span><text:span text:style-name="MT1"><text:page-number text:select-page="current">10</text:page-number></text:span><text:span text:style-name="MT1"><text:tab/>MITS</text:span></text:p>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5T01:14:00</meta:creation-date>
    <meta:initial-creator>ACER</meta:initial-creator>
    <dc:language>en-IN</dc:language>
    <dc:date>2024-10-29T15:55:39.169434743</dc:date>
    <meta:editing-cycles>27</meta:editing-cycles>
    <meta:editing-duration>PT1H59M28S</meta:editing-duration>
    <meta:generator>LibreOffice/7.3.7.2$Linux_X86_64 LibreOffice_project/30$Build-2</meta:generator>
    <meta:document-statistic meta:table-count="0" meta:image-count="0" meta:object-count="0" meta:page-count="10" meta:paragraph-count="222" meta:word-count="1266" meta:character-count="8253" meta:non-whitespace-character-count="7133"/>
    <meta:user-defined meta:name="AppVersion">15.0000</meta:user-defined>
    <meta:template xlink:type="simple" xlink:actuate="onRequest" xlink:title="Normal.dotm" xlink:href=""/>
  </office:meta>
</office:document-meta>
</file>